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tarSymbol" style:font-charset="x-symbol" svg:font-family="StarSymbol" style:font-family-generic="system"/>
    <style:font-face style:name="medium-content-sans-serif-font," svg:font-family="medium-content-sans-serif-font,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15%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 fo:line-height="115%"/>
    </style:style>
    <style:style style:name="P6" style:parent-style-name="Standard" style:family="paragraph">
      <style:paragraph-properties fo:text-align="justify" fo:line-height="115%"/>
    </style:style>
    <style:style style:name="P7" style:parent-style-name="Heading3" style:family="paragraph">
      <style:paragraph-properties fo:text-align="justify" fo:line-height="115%"/>
      <style:text-properties style:font-name="medium-content-sans-serif-font,"/>
    </style:style>
    <style:style style:name="P8" style:parent-style-name="Textbody" style:family="paragraph">
      <style:paragraph-properties fo:text-align="justify" fo:line-height="115%"/>
      <style:text-properties style:font-name="medium-content-sans-serif-font," fo:font-weight="bold" style:font-weight-asian="bold"/>
    </style:style>
    <style:style style:name="P9" style:parent-style-name="Textbody" style:family="paragraph">
      <style:paragraph-properties fo:text-align="justify" fo:line-height="115%"/>
      <style:text-properties style:font-name="medium-content-sans-serif-font," fo:font-weight="bold" style:font-weight-asian="bold"/>
    </style:style>
    <style:style style:name="P10" style:parent-style-name="Textbody" style:family="paragraph">
      <style:paragraph-properties fo:text-align="justify" fo:line-height="115%"/>
      <style:text-properties style:font-name="medium-content-sans-serif-font," fo:font-size="15pt" style:font-size-asian="15pt"/>
    </style:style>
    <style:style style:name="P11" style:parent-style-name="Textbody" style:family="paragraph">
      <style:paragraph-properties fo:text-align="justify" fo:line-height="115%"/>
      <style:text-properties style:font-name="medium-content-sans-serif-font," fo:font-weight="bold" style:font-weight-asian="bold"/>
    </style:style>
    <style:style style:name="P12" style:parent-style-name="Standard" style:family="paragraph">
      <style:paragraph-properties fo:text-align="justify" fo:line-height="115%"/>
    </style:style>
    <style:style style:name="P13" style:parent-style-name="Standard" style:family="paragraph">
      <style:paragraph-properties fo:text-align="justify" fo:line-height="115%"/>
    </style:style>
    <style:style style:name="P14" style:parent-style-name="Standard" style:family="paragraph">
      <style:paragraph-properties fo:text-align="justify" fo:line-height="115%"/>
    </style:style>
    <style:style style:name="P15" style:parent-style-name="Standard" style:family="paragraph">
      <style:paragraph-properties fo:text-align="justify" fo:line-height="115%"/>
    </style:style>
    <style:style style:name="P16" style:parent-style-name="Standard" style:family="paragraph">
      <style:paragraph-properties fo:text-align="justify" fo:line-height="115%"/>
    </style:style>
    <style:style style:name="P17" style:parent-style-name="Standard" style:family="paragraph">
      <style:paragraph-properties fo:text-align="justify" fo:line-height="115%"/>
    </style:style>
    <style:style style:name="P18" style:parent-style-name="Standard" style:family="paragraph">
      <style:paragraph-properties fo:text-align="justify" fo:line-height="115%"/>
    </style:style>
    <style:style style:name="T1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2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T2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T2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23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24" style:parent-style-name="Standard" style:family="paragraph">
      <style:paragraph-properties fo:text-align="justify" fo:line-height="115%"/>
    </style:style>
    <style:style style:name="T2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26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7" style:parent-style-name="Standard" style:family="paragraph">
      <style:paragraph-properties fo:text-align="justify" fo:line-height="115%"/>
    </style:style>
    <style:style style:name="P28" style:parent-style-name="Standard" style:family="paragraph">
      <style:paragraph-properties fo:text-align="justify" fo:line-height="115%"/>
    </style:style>
    <style:style style:name="P29" style:parent-style-name="Standard" style:family="paragraph">
      <style:paragraph-properties fo:text-align="justify" fo:line-height="115%"/>
    </style:style>
    <style:style style:name="T30" style:parent-style-name="DefaultParagraphFont" style:family="text">
      <style:text-properties fo:background-color="#FFFF00"/>
    </style:style>
    <style:style style:name="T3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32" style:parent-style-name="Standard" style:family="paragraph">
      <style:paragraph-properties fo:text-align="justify" fo:line-height="115%"/>
    </style:style>
    <style:style style:name="T3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34" style:parent-style-name="Standard" style:family="paragraph">
      <style:paragraph-properties fo:text-align="justify" fo:line-height="115%"/>
    </style:style>
    <style:style style:name="P35" style:parent-style-name="Standard" style:family="paragraph">
      <style:paragraph-properties fo:text-align="justify" fo:line-height="115%"/>
    </style:style>
    <style:style style:name="P36" style:parent-style-name="Standard" style:family="paragraph">
      <style:paragraph-properties fo:text-align="justify" fo:line-height="115%"/>
    </style:style>
    <style:style style:name="P37" style:parent-style-name="Standard" style:family="paragraph">
      <style:paragraph-properties fo:text-align="justify" fo:line-height="115%"/>
    </style:style>
    <style:style style:name="T38" style:parent-style-name="DefaultParagraphFont" style:family="text">
      <style:text-properties fo:background-color="#FFFF00"/>
    </style:style>
    <style:style style:name="T39" style:parent-style-name="DefaultParagraphFont" style:family="text">
      <style:text-properties fo:background-color="#FFFF00"/>
    </style:style>
    <style:style style:name="T40" style:parent-style-name="DefaultParagraphFont" style:family="text">
      <style:text-properties fo:background-color="#FFFF00"/>
    </style:style>
    <style:style style:name="T41" style:parent-style-name="DefaultParagraphFont" style:family="text">
      <style:text-properties fo:background-color="#FFFF00"/>
    </style:style>
    <style:style style:name="P42" style:parent-style-name="Standard" style:family="paragraph">
      <style:paragraph-properties fo:text-align="justify" fo:line-height="115%"/>
    </style:style>
    <style:style style:name="T43" style:parent-style-name="DefaultParagraphFont" style:family="text">
      <style:text-properties fo:background-color="#FFFF00"/>
    </style:style>
    <style:style style:name="T44" style:parent-style-name="DefaultParagraphFont" style:family="text">
      <style:text-properties fo:background-color="#FFFF00"/>
    </style:style>
    <style:style style:name="T45" style:parent-style-name="DefaultParagraphFont" style:family="text">
      <style:text-properties fo:background-color="#FFFF00"/>
    </style:style>
    <style:style style:name="T46" style:parent-style-name="DefaultParagraphFont" style:family="text">
      <style:text-properties fo:background-color="#FFFF00"/>
    </style:style>
    <style:style style:name="T47" style:parent-style-name="DefaultParagraphFont" style:family="text">
      <style:text-properties fo:background-color="#FFFF00"/>
    </style:style>
    <style:style style:name="T48" style:parent-style-name="DefaultParagraphFont" style:family="text">
      <style:text-properties fo:background-color="#FFFF00"/>
    </style:style>
    <style:style style:name="T49" style:parent-style-name="DefaultParagraphFont" style:family="text">
      <style:text-properties fo:background-color="#FFFF00"/>
    </style:style>
    <style:style style:name="T5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51" style:parent-style-name="Standard" style:family="paragraph">
      <style:paragraph-properties fo:text-align="justify" fo:line-height="115%"/>
    </style:style>
    <style:style style:name="T52" style:parent-style-name="DefaultParagraphFont" style:family="text">
      <style:text-properties fo:background-color="#FFFF00"/>
    </style:style>
    <style:style style:name="T53" style:parent-style-name="DefaultParagraphFont" style:family="text">
      <style:text-properties fo:background-color="#FFFF00"/>
    </style:style>
    <style:style style:name="T54" style:parent-style-name="DefaultParagraphFont" style:family="text">
      <style:text-properties fo:background-color="#FFFF00"/>
    </style:style>
    <style:style style:name="T55" style:parent-style-name="DefaultParagraphFont" style:family="text">
      <style:text-properties fo:background-color="#FFFF00"/>
    </style:style>
    <style:style style:name="T56" style:parent-style-name="DefaultParagraphFont" style:family="text">
      <style:text-properties fo:background-color="#FFFF00"/>
    </style:style>
    <style:style style:name="T57" style:parent-style-name="DefaultParagraphFont" style:family="text">
      <style:text-properties fo:font-style="italic" style:font-style-asian="italic" style:font-style-complex="italic" fo:background-color="#FFFF00"/>
    </style:style>
    <style:style style:name="T5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59" style:parent-style-name="Standard" style:family="paragraph">
      <style:paragraph-properties fo:text-align="justify" fo:line-height="115%"/>
    </style:style>
    <style:style style:name="T60" style:parent-style-name="DefaultParagraphFont" style:family="text">
      <style:text-properties fo:background-color="#FFFF00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T62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63" style:parent-style-name="DefaultParagraphFont" style:family="text">
      <style:text-properties fo:background-color="#FFFF00"/>
    </style:style>
    <style:style style:name="P64" style:parent-style-name="Standard" style:family="paragraph">
      <style:paragraph-properties fo:text-align="justify" fo:line-height="115%"/>
    </style:style>
    <style:style style:name="T65" style:parent-style-name="DefaultParagraphFont" style:family="text">
      <style:text-properties fo:background-color="#FFFF00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68" style:parent-style-name="Standard" style:family="paragraph">
      <style:paragraph-properties fo:text-align="justify" fo:line-height="115%"/>
    </style:style>
    <style:style style:name="T69" style:parent-style-name="DefaultParagraphFont" style:family="text">
      <style:text-properties fo:background-color="#FFFF00"/>
    </style:style>
    <style:style style:name="P70" style:parent-style-name="Standard" style:family="paragraph">
      <style:paragraph-properties fo:text-align="justify" fo:line-height="115%"/>
    </style:style>
    <style:style style:name="P71" style:parent-style-name="Standard" style:family="paragraph">
      <style:paragraph-properties fo:text-align="justify" fo:line-height="115%"/>
    </style:style>
    <style:style style:name="P72" style:parent-style-name="Standard" style:family="paragraph">
      <style:paragraph-properties fo:text-align="justify" fo:line-height="115%"/>
    </style:style>
    <style:style style:name="P73" style:parent-style-name="Standard" style:family="paragraph">
      <style:paragraph-properties fo:text-align="justify" fo:line-height="115%"/>
      <style:text-properties fo:color="#000000" fo:font-size="13pt" style:font-size-asian="13pt" style:font-size-complex="13pt"/>
    </style:style>
    <style:style style:name="P74" style:parent-style-name="Standard" style:family="paragraph">
      <style:paragraph-properties fo:text-align="justify" fo:line-height="115%"/>
    </style:style>
    <style:style style:name="T75" style:parent-style-name="DefaultParagraphFont" style:family="text">
      <style:text-properties fo:color="#000000" fo:font-size="13pt" style:font-size-asian="13pt" style:font-size-complex="13pt"/>
    </style:style>
    <style:style style:name="T76" style:parent-style-name="DefaultParagraphFont" style:family="text">
      <style:text-properties fo:color="#000000" fo:font-size="13pt" style:font-size-asian="13pt" style:font-size-complex="13pt" fo:background-color="#FFFF00"/>
    </style:style>
    <style:style style:name="T77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 fo:background-color="#FFFF00"/>
    </style:style>
    <style:style style:name="T7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6pt" style:font-size-asian="16pt" style:font-size-complex="16pt" fo:background-color="#FFFF00"/>
    </style:style>
    <style:style style:name="T79" style:parent-style-name="SourceText" style:family="text">
      <style:text-properties style:font-name="Liberation Serif" fo:font-weight="bold" style:font-weight-asian="bold" style:font-weight-complex="bold" fo:font-style="italic" style:font-style-asian="italic" style:font-style-complex="italic" fo:color="#000000" fo:font-size="16pt" style:font-size-asian="16pt" style:font-size-complex="16pt" fo:background-color="#FFFF00"/>
    </style:style>
    <style:style style:name="T80" style:parent-style-name="SourceText" style:family="text">
      <style:text-properties style:font-name="Liberation Serif" fo:font-weight="bold" style:font-weight-asian="bold" style:font-weight-complex="bold" fo:font-style="italic" style:font-style-asian="italic" style:font-style-complex="italic" fo:color="#000000" fo:font-size="16pt" style:font-size-asian="16pt" style:font-size-complex="16pt" fo:background-color="#FFFF00"/>
    </style:style>
    <style:style style:name="P81" style:parent-style-name="Textbody" style:family="paragraph">
      <style:paragraph-properties fo:text-align="justify" fo:line-height="115%"/>
    </style:style>
    <style:style style:name="T82" style:parent-style-name="SourceText" style:family="text">
      <style:text-properties style:font-name="Liberation Serif" fo:font-weight="bold" style:font-weight-asian="bold" style:font-weight-complex="bold" fo:font-style="italic" style:font-style-asian="italic" style:font-style-complex="italic" fo:color="#000000" fo:font-size="16pt" style:font-size-asian="16pt" style:font-size-complex="16pt" fo:background-color="#FFFF00"/>
    </style:style>
    <style:style style:name="T83" style:parent-style-name="SourceText" style:family="text">
      <style:text-properties style:font-name="Liberation Serif" fo:font-weight="bold" style:font-weight-asian="bold" style:font-weight-complex="bold" fo:font-style="italic" style:font-style-asian="italic" style:font-style-complex="italic" fo:color="#000000" fo:font-size="16pt" style:font-size-asian="16pt" style:font-size-complex="16pt" fo:background-color="#FFFF00"/>
    </style:style>
    <style:style style:name="T84" style:parent-style-name="SourceText" style:family="text">
      <style:text-properties style:font-name="Liberation Serif" fo:font-weight="bold" style:font-weight-asian="bold" style:font-weight-complex="bold" fo:font-style="italic" style:font-style-asian="italic" style:font-style-complex="italic" fo:color="#000000" fo:font-size="16pt" style:font-size-asian="16pt" style:font-size-complex="16pt" fo:background-color="#FFFF00"/>
    </style:style>
    <style:style style:name="P85" style:parent-style-name="Standard" style:family="paragraph">
      <style:paragraph-properties fo:text-align="justify" fo:line-height="115%"/>
    </style:style>
    <style:style style:name="T86" style:parent-style-name="DefaultParagraphFont" style:family="text">
      <style:text-properties fo:color="#000000" fo:font-size="13pt" style:font-size-asian="13pt" style:font-size-complex="13pt"/>
    </style:style>
    <style:style style:name="T87" style:parent-style-name="DefaultParagraphFont" style:family="text">
      <style:text-properties fo:color="#000000" fo:font-size="13pt" style:font-size-asian="13pt" style:font-size-complex="13pt"/>
    </style:style>
    <style:style style:name="T88" style:parent-style-name="DefaultParagraphFont" style:family="text">
      <style:text-properties fo:color="#000000" fo:font-size="13pt" style:font-size-asian="13pt" style:font-size-complex="13pt"/>
    </style:style>
    <style:style style:name="T89" style:parent-style-name="DefaultParagraphFont" style:family="text">
      <style:text-properties fo:color="#000000" fo:font-size="13pt" style:font-size-asian="13pt" style:font-size-complex="13pt"/>
    </style:style>
    <style:style style:name="T90" style:parent-style-name="DefaultParagraphFont" style:family="text">
      <style:text-properties fo:color="#000000" fo:font-size="13pt" style:font-size-asian="13pt" style:font-size-complex="13pt"/>
    </style:style>
    <style:style style:name="T9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92" style:parent-style-name="Standard" style:family="paragraph">
      <style:paragraph-properties fo:text-align="justify" fo:line-height="115%"/>
      <style:text-properties fo:color="#000000"/>
    </style:style>
    <style:style style:name="P93" style:parent-style-name="Standard" style:family="paragraph">
      <style:paragraph-properties fo:text-align="justify" fo:line-height="115%"/>
    </style:style>
    <style:style style:name="P94" style:parent-style-name="Standard" style:family="paragraph">
      <style:paragraph-properties fo:text-align="justify" fo:line-height="115%"/>
    </style:style>
    <style:style style:name="P95" style:parent-style-name="Standard" style:family="paragraph">
      <style:paragraph-properties fo:text-align="justify" fo:line-height="115%"/>
    </style:style>
    <style:style style:name="T9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9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98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99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100" style:parent-style-name="Standard" style:family="paragraph">
      <style:paragraph-properties fo:text-align="justify" fo:line-height="115%"/>
    </style:style>
    <style:style style:name="T10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102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03" style:parent-style-name="Standard" style:family="paragraph">
      <style:paragraph-properties fo:text-align="justify" fo:line-height="115%"/>
    </style:style>
    <style:style style:name="T104" style:parent-style-name="DefaultParagraphFont" style:family="text">
      <style:text-properties fo:font-size="16pt" style:font-size-asian="16pt" style:font-size-complex="16pt"/>
    </style:style>
    <style:style style:name="P105" style:parent-style-name="Standard" style:family="paragraph">
      <style:paragraph-properties fo:text-align="justify" fo:line-height="115%"/>
    </style:style>
    <style:style style:name="T10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10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T10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109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110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111" style:parent-style-name="Standard" style:family="paragraph">
      <style:paragraph-properties fo:text-align="justify" fo:line-height="115%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112" style:parent-style-name="Standard" style:family="paragraph">
      <style:paragraph-properties fo:text-align="justify" fo:line-height="115%"/>
    </style:style>
    <style:style style:name="T11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background-color="#FFFF00"/>
    </style:style>
    <style:style style:name="P114" style:parent-style-name="Standard" style:family="paragraph">
      <style:paragraph-properties fo:text-align="justify" fo:line-height="115%"/>
    </style:style>
    <style:style style:name="P115" style:parent-style-name="Standard" style:family="paragraph">
      <style:paragraph-properties fo:text-align="justify" fo:line-height="115%"/>
    </style:style>
    <style:style style:name="P116" style:parent-style-name="Standard" style:family="paragraph">
      <style:paragraph-properties fo:text-align="justify" fo:line-height="115%"/>
    </style:style>
    <style:style style:name="P117" style:parent-style-name="Standard" style:family="paragraph">
      <style:paragraph-properties fo:text-align="justify" fo:line-height="115%"/>
    </style:style>
  </office:automatic-styles>
  <office:body>
    <office:text text:use-soft-page-breaks="true">
      <text:p text:style-name="P1"><text:s text:c="42"/><text:span text:style-name="T2">Installation of nodejs<text:s/></text:span></text:p>
      <text:p text:style-name="P3">Prepared By: Anup<text:s/>Choudhary</text:p>
      <text:p text:style-name="P4"/>
      <text:p text:style-name="P5">Hello everyone this documentation is regarding the installation of nodejs<text:s/>as backend technology.</text:p>
      <text:p text:style-name="P6">Note: The<text:s/>word which are bold and italic are the command used in<text:s/>Ubuntu<text:s/>for installation.</text:p>
      <text:h text:style-name="P7" text:outline-level="3"><text:bookmark-start text:name="bf3e"/><text:bookmark-end text:name="bf3e"/>What I will use for this project</text:h>
      <text:list text:style-name="LFO1" text:continue-numbering="true">
        <text:list-item>
          <text:p text:style-name="P8">Nodejs</text:p>
        </text:list-item>
        <text:list-item>
          <text:p text:style-name="P9">Express</text:p>
        </text:list-item>
        <text:list-item>
          <text:p text:style-name="P10"><text:bookmark-start text:name="1401"/><text:bookmark-end text:name="1401"/>Visual Studio Code as editor</text:p>
        </text:list-item>
        <text:list-item>
          <text:p text:style-name="P11">Postman (for testing purpose)</text:p>
        </text:list-item>
      </text:list>
      <text:p text:style-name="P12"/>
      <text:p text:style-name="P13">Below all setup will be for<text:s/>Ubuntu<text:s/>16.04 operating system only.</text:p>
      <text:p text:style-name="P14">Let start now the entire process of installation:</text:p>
      <text:p text:style-name="P15"/>
      <text:p text:style-name="P16">1. At<text:s/>first install the nodejs</text:p>
      <text:p text:style-name="P17">Type following command in the terminal in the<text:s/>Ubuntu<text:s/>16.04</text:p>
      <text:p text:style-name="P18"><text:s text:c="13"/><text:span text:style-name="T19"><text:s/></text:span><text:span text:style-name="T20">-<text:s/></text:span><text:span text:style-name="T21">Sudo</text:span><text:span text:style-name="T22"><text:s/>apt-get install -y build-essential</text:span></text:p>
      <text:p text:style-name="P23"><text:s text:c="10"/>- <text:s/>Curl<text:s/>-sL https://deb.nodesource.com/setup_4.x | sudo -E bash -</text:p>
      <text:p text:style-name="P24"><text:span text:style-name="T25"><text:s text:c="11"/>- sudo apt-get install -y nodejs</text:span></text:p>
      <text:p text:style-name="P26"/>
      <text:p text:style-name="P27">2. After<text:s/>that install<text:s/>npm.</text:p>
      <text:p text:style-name="P28">Type following command in the terminal in the<text:s/>Ubuntu<text:s/>16.04</text:p>
      <text:p text:style-name="P29"><text:s text:c="12"/><text:span text:style-name="T30">-</text:span><text:span text:style-name="T31"><text:s text:c="2"/>sudo apt-get install npm</text:span></text:p>
      <text:p text:style-name="P32"><text:span text:style-name="T33"><text:s text:c="8"/>- <text:s text:c="2"/>sudo apt-get update</text:span></text:p>
      <text:p text:style-name="P34"/>
      <text:p text:style-name="P35">Above were the process of installing nodejs and<text:s/>npm. Now<text:s/>create project folder</text:p>
      <text:p text:style-name="P36">3. Creating<text:s/>the project folder <text:s text:c="3"/></text:p>
      <text:p text:style-name="P37"><text:s text:c="2"/><text:span text:style-name="T38">Open</text:span><text:span text:style-name="T39"><text:s/>your terminal and type following<text:s/></text:span><text:span text:style-name="T40">command</text:span><text:span text:style-name="T41">:</text:span></text:p>
      <text:p text:style-name="P42"><text:span text:style-name="T43"><text:s text:c="2"/></text:span><text:span text:style-name="T44">Create</text:span><text:span text:style-name="T45"><text:s/>project<text:s/></text:span><text:span text:style-name="T46">folder by</text:span><text:span text:style-name="T47"><text:s/></text:span><text:span text:style-name="T48">using following</text:span><text:span text:style-name="T49"><text:s/></text:span><text:span text:style-name="T50">mkdir projectfolder name</text:span></text:p>
      <text:p text:style-name="P51"><text:span text:style-name="T52">Navigate</text:span><text:span text:style-name="T53"><text:s/>to the root of folder by<text:s/></text:span><text:span text:style-name="T54">using following</text:span><text:span text:style-name="T55"><text:s/></text:span><text:span text:style-name="T56">command<text:s/></text:span><text:span text:style-name="T57">cd</text:span><text:span text:style-name="T58"><text:s/>projectfoldername</text:span></text:p>
      <text:p text:style-name="P59"><text:span text:style-name="T60">Then create package.json file by using following command<text:s/></text:span><text:span text:style-name="T61">npm init <text:s text:c="3"/></text:span><text:span text:style-name="T62"><text:s/></text:span><text:span text:style-name="T63"><text:s/></text:span></text:p>
      <text:p text:style-name="P64"><text:span text:style-name="T65">Then after create server.js file by using following command<text:s/></text:span><text:span text:style-name="T66">touch s</text:span><text:span text:style-name="T67">erver.js</text:span></text:p>
      <text:p text:style-name="P68"><text:span text:style-name="T69">Then after create folder named <text:s text:c="2"/>(api folder).</text:span></text:p>
      <text:p text:style-name="P70"/>
      <text:p text:style-name="P71"/>
      <text:p text:style-name="P72">4. Now<text:s/>let install<text:s/>express.js and<text:s/>nodemon in the projectfolder</text:p>
      <text:p text:style-name="P73">Let's install express and<text:s/>nodemon, express will be used to create the server while<text:s/>nodemon<text:s/>will help us to keep track of changes to our application by watching changed files and automatically restart the server.</text:p>
      <text:p text:style-name="P74"><text:span text:style-name="T75"><text:s text:c="7"/></text:span><text:span text:style-name="T76">-<text:s/></text:span><text:span text:style-name="T77"><text:s/></text:span><text:span text:style-name="T78"><text:s/></text:span><text:span text:style-name="T79">Npm</text:span><text:span text:style-name="T80"><text:s/>install --save-dev nodemon</text:span></text:p>
      <text:p text:style-name="P81"><text:span text:style-name="T82"><text:s text:c="6"/>- <text:s/></text:span><text:span text:style-name="T83">Npm</text:span><text:span text:style-name="T84"><text:s/>install express --save</text:span></text:p>
      <text:soft-page-break/>
      <text:p text:style-name="P85"><text:span text:style-name="T86">5. Then</text:span><text:span text:style-name="T87"><text:s/>after open serer.js file and write some code and save<text:s/></text:span><text:span text:style-name="T88">server.js file</text:span><text:span text:style-name="T89"><text:s/>and run the server by usin</text:span><text:span text:style-name="T90">g following command<text:s/></text:span><text:span text:style-name="T91">nodemon.</text:span></text:p>
      <text:p text:style-name="P92"><text:s text:c="6"/></text:p>
      <text:p text:style-name="P93"><text:s text:c="2"/></text:p>
      <text:p text:style-name="P94"><text:s/>6. Now<text:s/>let install visual studio code for editor and type following command in the terminal.</text:p>
      <text:p text:style-name="P95"><text:s text:c="24"/><text:span text:style-name="T96"><text:s/></text:span><text:span text:style-name="T97">- sudo add-apt-repository ppa:ubuntu-desktop/ubuntu-make</text:span></text:p>
      <text:p text:style-name="P98"><text:s text:c="18"/>- <text:s/>sudo apt-get update</text:p>
      <text:p text:style-name="P99"><text:s text:c="17"/>- <text:s text:c="2"/>sudo apt-get install ubuntu-make</text:p>
      <text:p text:style-name="P100"><text:span text:style-name="T101"><text:s text:c="16"/>- <text:s text:c="3"/>umake ide visual-studio-code</text:span></text:p>
      <text:p text:style-name="P102"/>
      <text:p text:style-name="P103"><text:span text:style-name="T104">7</text:span>. Now<text:s/>let install postman for testing api code and type following command in the terminal.</text:p>
      <text:p text:style-name="P105"><text:span text:style-name="T106"><text:s text:c="7"/></text:span><text:span text:style-name="T107">- wget https://dl.pstmn.io/download/latest/linux64 -O</text:span><text:span text:style-name="T108"><text:s/>postman.tar.gz</text:span></text:p>
      <text:p text:style-name="P109"><text:s text:c="7"/>- <text:s/>sudo tar -xzf postman.tar.gz -C /opt</text:p>
      <text:p text:style-name="P110"><text:s text:c="6"/>- <text:s text:c="2"/>rm postman.tar.gz</text:p>
      <text:p text:style-name="P111"><text:s text:c="6"/>- <text:s text:c="2"/>sudo ln -s /opt/Postman/Postman /usr/bin/postman</text:p>
      <text:p text:style-name="P112"><text:span text:style-name="T113"><text:s text:c="6"/>- <text:s text:c="2"/>postman</text:span></text:p>
      <text:p text:style-name="P114"><text:s text:c="3"/></text:p>
      <text:p text:style-name="P115"/>
      <text:p text:style-name="P116"/>
      <text:p text:style-name="P117">Above were all the process of installing<text:s/>nodej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tarSymbol" style:font-charset="x-symbol" svg:font-family="StarSymbol" style:font-family-generic="system"/>
    <style:font-face style:name="medium-content-sans-serif-font," svg:font-family="medium-content-sans-serif-font,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Windows User</dc:creator>
    <meta:creation-date>2018-01-19T14:25:00Z</meta:creation-date>
    <dc:date>2018-05-26T08:41:00Z</dc:date>
    <meta:template xlink:href="Normal.dotm" xlink:type="simple"/>
    <meta:editing-cycles>7</meta:editing-cycles>
    <meta:editing-duration>PT2640S</meta:editing-duration>
    <meta:document-statistic meta:page-count="2" meta:paragraph-count="5" meta:word-count="392" meta:character-count="2625" meta:row-count="18" meta:non-whitespace-character-count="2238"/>
  </office:meta>
</office:document-meta>
</file>